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ac4b" officeooo:paragraph-rsid="0001ac4b"/>
    </style:style>
    <style:style style:name="P2" style:family="paragraph" style:parent-style-name="Standard">
      <style:text-properties fo:font-weight="bold" officeooo:rsid="0001ac4b" officeooo:paragraph-rsid="0001ac4b" style:font-weight-asian="bold" style:font-weight-complex="bold"/>
    </style:style>
    <style:style style:name="P3" style:family="paragraph" style:parent-style-name="Standard">
      <style:text-properties officeooo:rsid="0001ac4b" officeooo:paragraph-rsid="0001ac4b"/>
    </style:style>
    <style:style style:name="P4" style:family="paragraph" style:parent-style-name="Standard">
      <style:text-properties officeooo:paragraph-rsid="0003cfd4"/>
    </style:style>
    <style:style style:name="P5" style:family="paragraph" style:parent-style-name="Standard">
      <style:text-properties fo:font-weight="bold" officeooo:rsid="0001ac4b" officeooo:paragraph-rsid="0001ac4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3cf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afka Brokers</text:span>: nodos de guardam a data de uma Partition, a o conceito de Leader Broker que é um nodo que sera seguido(armazenara a data do nodo que esta seguindo) por outros nodos, quando o Leader Broker crashar, sera eleito um novo Leader Broker, é assim que o Kafka guarda a informaçao das Partitions e faz com que o sistema seja "Fault-Tolerant".</text:p>
      <text:p text:style-name="P1"/>
      <text:p text:style-name="P1">Como saber qual partition é a Leader, para saber qual Read/Write. Para isso é usado o service Zookeeper.</text:p>
      <text:p text:style-name="P1"/>
      <text:p text:style-name="P1"><text:span text:style-name="T1">Zookeeper</text:span> é um sistema distribuido de key-value, assim quando uma mudança é feita (um Leader crasha e é eleito um novo Leader), a data sera guardada pelo Zookeeper, assim os nodos sabem qual Partition seguir. </text:p>
      <text:p text:style-name="P1">Todos o Brokers estao sincronizados com o <text:span text:style-name="T1">Zookeeper</text:span>, para saber quem é o lider, quando um Producer quer escrever um mensagem em uma Partition e nao sabe qual ele vai pedir para qualquer Broker quem é o Leader e vai ser enviado um resposta contendo qual o Partition Leader esta sendo usado no momento.</text:p>
      <text:p text:style-name="P1"/>
      <text:p text:style-name="P1">3 tipos de status para data em steaming: <text:span text:style-name="T2">urgent</text:span>, <text:span text:style-name="T2">not-so-urgent</text:span>, flexible.</text:p>
      <text:p text:style-name="P1"/>
      <text:p text:style-name="P1">Urgent: deve ser tratado em real-time</text:p>
      <text:p text:style-name="P1">Not-so-urgent: pode ser tratado em segundos</text:p>
      <text:p text:style-name="P1">Flexible: segundos, horas, dias, semanas.</text:p>
      <text:p text:style-name="P1"/>
      <text:p text:style-name="P1"><text:span text:style-name="T3">Kafka streams</text:span>: framework para trabalhar com dados em streaming com Kafka.</text:p>
      <text:p text:style-name="P1"/>
      <text:p text:style-name="P2">Links úteis:</text:p>
      <text:p text:style-name="P2"><text:a xlink:type="simple" xlink:href="https://kafka.apache.org/documentation/streams/" text:style-name="Internet_20_link" text:visited-style-name="Visited_20_Internet_20_Link"><text:span text:style-name="T4">https://kafka.apache.org/documentation/streams/</text:span></text:a></text:p>
      <text:p text:style-name="P2"><text:a xlink:type="simple" xlink:href="https://www.confluent.io/blog/introducing-kafka-streams-stream-processing-made-simple/" text:style-name="Internet_20_link" text:visited-style-name="Visited_20_Internet_20_Link"><text:span text:style-name="T4"/></text:a></text:p>
      <text:p text:style-name="P2"><text:a xlink:type="simple" xlink:href="https://www.confluent.io/blog/introducing-kafka-streams-stream-processing-made-simple/" text:style-name="Internet_20_link" text:visited-style-name="Visited_20_Internet_20_Link"><text:span text:style-name="T4">https://www.confluent.io/blog/introducing-kafka-streams-stream-processing-made-simple/</text:span></text:a></text:p>
      <text:p text:style-name="P1"><text:a xlink:type="simple" xlink:href="https://docs.microsoft.com/pt-br/azure/hdinsight/kafka/apache-kafka-streams-api" text:style-name="Internet_20_link" text:visited-style-name="Visited_20_Internet_20_Link"/></text:p>
      <text:p text:style-name="P1"><text:a xlink:type="simple" xlink:href="https://docs.microsoft.com/pt-br/azure/hdinsight/kafka/apache-kafka-streams-api" text:style-name="Internet_20_link" text:visited-style-name="Visited_20_Internet_20_Link">https://docs.microsoft.com/pt-br/azure/hdinsight/kafka/apache-kafka-streams-api</text:a></text:p>
      <text:p text:style-name="P1"><text:a xlink:type="simple" xlink:href="https://dzone.com/articles/kafka-streams-more-than-just-dumb-storage" text:style-name="Internet_20_link" text:visited-style-name="Visited_20_Internet_20_Link"/></text:p>
      <text:p text:style-name="P1"><text:a xlink:type="simple" xlink:href="https://dzone.com/articles/kafka-streams-more-than-just-dumb-storage" text:style-name="Internet_20_link" text:visited-style-name="Visited_20_Internet_20_Link">https://dzone.com/articles/kafka-streams-more-than-just-dumb-storage</text:a></text:p>
      <text:p text:style-name="P1"><text:a xlink:type="simple" xlink:href="https://github.com/confluentinc/kafka-streams-examples" text:style-name="Internet_20_link" text:visited-style-name="Visited_20_Internet_20_Link"/></text:p>
      <text:p text:style-name="P1"><text:a xlink:type="simple" xlink:href="https://github.com/confluentinc/kafka-streams-examples" text:style-name="Internet_20_link" text:visited-style-name="Visited_20_Internet_20_Link">https://github.com/confluentinc/kafka-streams-examples</text:a></text:p>
      <text:p text:style-name="P1"><text:a xlink:type="simple" xlink:href="https://medium.com/@stephane.maarek/the-kafka-api-battle-producer-vs-consumer-vs-kafka-connect-vs-kafka-streams-vs-ksql-ef584274c1e" text:style-name="Internet_20_link" text:visited-style-name="Visited_20_Internet_20_Link"/></text:p>
      <text:p text:style-name="P1"><text:a xlink:type="simple" xlink:href="https://medium.com/@stephane.maarek/the-kafka-api-battle-producer-vs-consumer-vs-kafka-connect-vs-kafka-streams-vs-ksql-ef584274c1e" text:style-name="Internet_20_link" text:visited-style-name="Visited_20_Internet_20_Link">https://medium.com/@stephane.maarek/the-kafka-api-battle-producer-vs-consumer-vs-kafka-connect-vs-kafka-streams-vs-ksql-ef584274c1e</text:a></text:p>
      <text:p text:style-name="P4"/>
      <text:p text:style-name="P4"><text:span text:style-name="T5">Instalar kafka em containers: </text:span><text:a xlink:type="simple" xlink:href="https://docs.confluent.io/current/quickstart/ce-docker-" text:style-name="Internet_20_link" text:visited-style-name="Visited_20_Internet_20_Link">https://docs.confluent.io/current/quickstart/ce-docker-</text:a></text:p>
      <text:p text:style-name="P4"><text:a xlink:type="simple" xlink:href="https://docs.confluent.io/current/quickstart/ce-docker-quickstart.html#getting-started-with-docker-compose" text:style-name="Internet_20_link" text:visited-style-name="Visited_20_Internet_20_Link">quickstart.html#getting-started-with-docker-compose</text:a></text:p>
      <text:p text:style-name="P4"/>
      <text:p text:style-name="P4"><text:span text:style-name="T5">Introdução conceitos kafka: </text:span><text:a xlink:type="simple" xlink:href="https://medium.com/trainingcenter/apache-kafka-838882261e83" text:style-name="Internet_20_link" text:visited-style-name="Visited_20_Internet_20_Link">https://medium.com/trainingcenter/apache-kafka-838882261e83</text:a></text:p>
      <text:p text:style-name="P4"/>
      <text:p text:style-name="P4"><text:span text:style-name="T5">Kafka na prática: </text:span><text:a xlink:type="simple" xlink:href="https://medium.com/trainingcenter/apache-kafka-codificação-na-pratica-9c6a4142a08f" text:style-name="Internet_20_link" text:visited-style-name="Visited_20_Internet_20_Link">https://medium.com/trainingcenter/apache-kafka-codifica%C3%A7%C3%A3o-na-pratica-9c6a4142a08f</text:a></text:p>
      <text:p text:style-name="P1"/>
      <text:p text:style-name="P1"><text:span text:style-name="T5">Docker 1: </text:span><text:a xlink:type="simple" xlink:href="https://medium.com/trainingcenter/containers-as-primeiras-pedras-b4b5efa49d88" text:style-name="Internet_20_link" text:visited-style-name="Visited_20_Internet_20_Link">https://medium.com/trainingcenter/containers-as-primeiras-pedras-b4b5efa49d88</text:a></text:p>
      <text:p text:style-name="P4"/>
      <text:p text:style-name="P4"><text:span text:style-name="T5">Docker 2: </text:span><text:a xlink:type="simple" xlink:href="https://medium.com/trainingcenter/golang-e-docker-d2d9dedd82c0" text:style-name="Internet_20_link" text:visited-style-name="Visited_20_Internet_20_Link">https://medium.com/trainingcenter/golang-e-docker-d2d9dedd82c0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39:33.369852519</meta:creation-date>
    <dc:date>2019-05-31T11:21:57.314657745</dc:date>
    <meta:editing-duration>PT9M1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236" meta:character-count="2198" meta:non-whitespace-character-count="1983"/>
  </office:meta>
</office:document-meta>
</file>